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7536" calcext:value-type="float">
            <text:p>45.8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1359</text:p>
          </table:table-cell>
          <table:table-cell office:value-type="string" calcext:value-type="string">
            <text:p>21N 14W 9B:79521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0208" calcext:value-type="float">
            <text:p>45.8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